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2d45a7" officeooo:paragraph-rsid="002d45a7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45c76c" officeooo:paragraph-rsid="002d45a7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6pt" fo:font-weight="normal" officeooo:rsid="00479d78" officeooo:paragraph-rsid="00479d78" fo:background-color="transparent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4832b7" officeooo:paragraph-rsid="004832b7" fo:background-color="transparent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49a457" officeooo:paragraph-rsid="0049a457" fo:background-color="transparent" style:font-size-asian="14pt" style:font-weight-asian="normal" style:font-size-complex="16pt" style:font-weight-complex="normal"/>
    </style:style>
    <style:style style:name="T1" style:family="text">
      <style:text-properties officeooo:rsid="0049a4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DULING THE PROGRAM</text:p>
      <text:p text:style-name="P1"/>
      <text:p text:style-name="P3">We will make the program run <text:span text:style-name="T1">in the background, <text:s/></text:span>as soon as the computer starts.</text:p>
      <text:p text:style-name="P3"/>
      <text:p text:style-name="P4">Change the extension to .pyw</text:p>
      <text:p text:style-name="P4"/>
      <text:p text:style-name="P5">No go and run the program as an administrator, it should run in the background now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5-15T19:06:27.687000000</dc:date>
    <meta:editing-duration>PT5H44M38S</meta:editing-duration>
    <meta:editing-cycles>59</meta:editing-cycles>
    <meta:document-statistic meta:table-count="0" meta:image-count="0" meta:object-count="0" meta:page-count="1" meta:paragraph-count="4" meta:word-count="39" meta:character-count="213" meta:non-whitespace-character-count="177"/>
  </office:meta>
</office:document-meta>
</file>